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4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Richard Eddy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5 May 1865</text:p>
      <text:p text:style-name="P2">Month<text:tab/><text:tab/><text:tab/><text:tab/><text:tab/><text:tab/>May</text:p>
      <text:p text:style-name="P2">Year<text:tab/><text:tab/><text:tab/><text:tab/><text:tab/><text:tab/>186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7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3">Historical Society of Pennsylvania/</text:p>
      <text:p text:style-name="P4">Philadelphia May 15 1865/</text:p>
      <text:p text:style-name="P2">Sir/</text:p>
      <text:p text:style-name="P2"><text:tab/>I am directed by the Society to communicate/ to you their thanks for Duplicate copies of your/ Address on the death of President/ Lincoln./</text:p>
      <text:p text:style-name="P4">I have the Honor to be/</text:p>
      <text:p text:style-name="P4">Your Obt. Svt./</text:p>
      <text:p text:style-name="P2">To Rev. S. Morais,<text:tab/><text:tab/><text:tab/><text:tab/><text:tab/><text:tab/><text:tab/><text:tab/>Richard Eddy <text:s/>Librarian/</text:p>
      <text:p text:style-name="P2"><text:span text:style-name="T1"><text:tab/>546 N. 5</text:span><text:span text:style-name="T2">th</text:span><text:span text:style-name="T1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09:48:21</meta:creation-date>
    <dc:date>2012-03-21T11:35:46.03</dc:date>
    <dc:language>en-US</dc:language>
    <meta:editing-cycles>3</meta:editing-cycles>
    <meta:editing-duration>PT00H15M25S</meta:editing-duration>
    <dc:creator>Penn Libraries</dc:creator>
    <meta:document-statistic meta:table-count="0" meta:image-count="0" meta:object-count="0" meta:page-count="2" meta:paragraph-count="69" meta:word-count="232" meta:character-count="1622"/>
    <meta:user-defined meta:name="Info 1"/>
    <meta:user-defined meta:name="Info 2"/>
    <meta:user-defined meta:name="Info 3"/>
    <meta:user-defined meta:name="Info 4"/>
  </office:meta>
</office:document-meta>
</file>